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6e6e26a" style:font-size-asian="10pt" style:font-size-complex="10pt"/>
    </style:style>
    <style:style style:name="P2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0cd38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5" style:family="paragraph" style:parent-style-name="Standard">
      <style:paragraph-properties fo:text-align="start" style:justify-single-word="false" style:writing-mode="lr-tb"/>
      <style:text-properties fo:font-size="10pt" officeooo:paragraph-rsid="06e48894" style:font-size-asian="10pt" style:font-size-complex="10pt"/>
    </style:style>
    <style:style style:name="P66" style:family="paragraph" style:parent-style-name="Standard">
      <style:paragraph-properties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6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7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7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7">လစာဝင်ငွေခွန်နုတ်ယူပေးသွင်းခြင်းဆိုင်ရာ အထောက်အထား လက်မှတ်</text:p>
            <text:p text:style-name="P6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4">လစာဝင်ငွေခွန်နုတ်ယူခြင်းခံရသူ</text:p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3"/>
            <text:p text:style-name="P62"><draw:line text:anchor-type="paragraph" draw:z-index="5" draw:name="Shape3_0" draw:style-name="gr1" draw:text-style-name="P71" svg:x1="0.9028in" svg:y1="0.1827in" svg:x2="3.3799in" svg:y2="0.1728in"><text:p/></draw:line>ဝန်ထမ်းအမည် <text:s text:c="2"/><text:user-field-get text:name="py3o.o.name">name</text:user-field-get></text:p>
            <text:p text:style-name="P9"/>
            <text:p text:style-name="P63"><draw:line text:anchor-type="paragraph" draw:z-index="6" draw:name="Shape3_1" draw:style-name="gr1" draw:text-style-name="P71" svg:x1="0.9146in" svg:y1="0.1862in" svg:x2="3.3917in" svg:y2="0.1764in"><text:p/></draw:line>ရာထူး/တာဝန် <text:s text:c="3"/><text:user-field-get text:name="py3o.o.job_id.name">job_name</text:user-field-get></text:p>
            <text:p text:style-name="P9"/>
            <text:p text:style-name="P63">နိင်ငံသားစိစစ်ရေးကတ်ပြားအမှတ် <text:user-field-get text:name="py3o.o.nrc">nrc</text:user-field-get></text:p>
            <text:p text:style-name="P9"/>
            <text:p text:style-name="P63">နေရပ်လိပ်စာ <text:s/><text:user-field-get text:name="py3o.o.address_id.street">employee_street</text:user-field-get></text:p>
            <text:p text:style-name="P26"/>
            <text:p text:style-name="P9"/>
            <text:p text:style-name="P63">ယခင်အခွန်ပေးသွင်းခဲ့သည့်ရုံး <text:user-field-get text:name="py3o.o.previous_tax_office">previous_tax_office</text:user-field-get></text:p>
            <text:p text:style-name="P26"/>
            <text:p text:style-name="P66"><text:span text:style-name="T20">ယခင်အခွန်ထမ်းမှတ်ပုံတင်အမှတ် </text:span><text:span text:style-name="T20"><text:user-field-get text:name="py3o.o.previous_tax_no">previous_tax_no</text:user-field-get></text:span></text:p>
            <text:p text:style-name="P66"><text:span text:style-name="T20"/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66"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64"><text:span text:style-name="T20"/></text:p>
            <text:p text:style-name="P66"><text:span text:style-name="T20">အခွန်ထမ်းမှတ်ပုံတင်အမှတ် (TIN) <text:s/></text:span><text:span text:style-name="T21"><text:user-field-get text:name="py3o.o.company_id.vat">vat</text:user-field-get></text:span></text:p>
            <text:p text:style-name="P65"><text:span text:style-name="T20"/></text:p>
            <text:p text:style-name="P63">လိပ်စာ <text:s/><text:user-field-get text:name="py3o.o.company_id.street">street</text:user-field-get></text:p>
            <text:p text:style-name="P27"/>
            <text:p text:style-name="P63">စည်းကြပ်မှုခံယူသည့်အခွန်ရုံး <text:s/><text:user-field-get text:name="py3o.o.company_id.tax_office">tax_office</text:user-field-get></text:p>
            <text:p text:style-name="P65"/>
            <text:p text:style-name="P65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1">စဥ်</text:p>
            <text:p text:style-name="P8"/>
          </table:table-cell>
          <table:table-cell table:style-name="Table10.A1" office:value-type="string">
            <text:p text:style-name="P31">လအမည်</text:p>
            <text:p text:style-name="P8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8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8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8"/>
          </table:table-cell>
          <table:table-cell table:style-name="Table10.F1" office:value-type="string">
            <text:p text:style-name="P31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1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2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2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1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1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1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1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2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2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1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1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07904">
          <table:table-cell table:style-name="Table10.A13" office:value-type="string">
            <text:p text:style-name="P21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  <text:p text:style-name="P12"><draw:custom-shape text:anchor-type="paragraph" draw:z-index="0" draw:name="Shape1" draw:style-name="gr4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2">နှုတ်ယူ</text:p>
            <text:p text:style-name="P52">ပေးသွင်းသူ </text:p>
            <text:p text:style-name="P53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4412256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0"><draw:custom-shape text:anchor-type="paragraph" draw:z-index="1" draw:name="Shape2" draw:style-name="gr3" draw:text-style-name="P7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0"><draw:custom-shape text:anchor-type="paragraph" draw:z-index="3" draw:name="Shape2_1" draw:style-name="gr2" draw:text-style-name="P7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5152">
          <table:table-cell table:style-name="Table7.A5" office:value-type="string">
            <text:p text:style-name="P40">(ဂ) အိမ်ထောင်ဖက်</text:p>
          </table:table-cell>
          <table:table-cell table:style-name="Table7.D1" office:value-type="string">
            <text:p text:style-name="P40"><draw:custom-shape text:anchor-type="paragraph" draw:z-index="4" draw:name="Shape2_2" draw:style-name="gr2" draw:text-style-name="P7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1"><draw:custom-shape text:anchor-type="paragraph" draw:z-index="2" draw:name="Shape2_0" draw:style-name="gr2" draw:text-style-name="P7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4">လက်မှတ်</text:p>
            <text:p text:style-name="P55">အမည် <text:s text:c="2"/><text:span text:style-name="T8"><text:user-field-get text:name="py3o.o.company_id.hr_head_id.name">hr_head</text:user-field-get></text:span></text:p>
            <text:p text:style-name="P5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5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2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3"/>
          </table:table-cell>
          <table:table-cell table:style-name="Table9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8"/>
      <text:p text:style-name="P5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25:35.609000000</dc:date>
    <meta:editing-duration>P1DT16H34M18S</meta:editing-duration>
    <meta:editing-cycles>92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